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ac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nts which catch much interest of forecasting end-users would be considered at first. For example, the capacity to generate much electric power in a period of time is very important for wind farms connected to power grid. Therefore, the long-lasting event, a kind of pre-defined events, is defined as wind power output being larger than 50% of the installed capacity in a successive period of 6 h. <text:s/><text:span text:style-name="T1">Review on probabilistic forecasting of wind power gene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6:24:01.158000000</meta:creation-date>
    <dc:date>2018-09-25T16:24:54.513000000</dc:date>
    <meta:editing-duration>PT53S</meta:editing-duration>
    <meta:editing-cycles>1</meta:editing-cycles>
    <meta:document-statistic meta:table-count="0" meta:image-count="0" meta:object-count="0" meta:page-count="1" meta:paragraph-count="1" meta:word-count="75" meta:character-count="461" meta:non-whitespace-character-count="386"/>
    <meta:generator>LibreOffice/5.4.3.2$Windows_X86_64 LibreOffice_project/92a7159f7e4af62137622921e809f8546db437e5</meta:generator>
  </office:meta>
</office:document-meta>
</file>